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680000023940A52169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7.7cm" svg:height="16.3cm" svg:x="1.7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7.384cm" svg:height="16.057cm" svg:x="1.9cm" svg:y="2.143cm">
            <draw:image xlink:href="Pictures/10000201000002680000023940A52169.tif" xlink:type="simple" xlink:show="embed" xlink:actuate="onLoad">
              <text:p/>
            </draw:image>
          </draw:frame>
          <draw:custom-shape draw:style-name="gr3" draw:text-style-name="P1" draw:layer="layout" svg:width="1cm" svg:height="0.8cm" svg:x="17.3cm" svg:y="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131cm" svg:height="0.962cm" svg:x="17.269cm" svg:y="5.9cm">
            <draw:text-box>
              <text:p>1.</text:p>
            </draw:text-box>
          </draw:frame>
          <draw:custom-shape draw:style-name="gr3" draw:text-style-name="P1" draw:layer="layout" svg:width="1.1cm" svg:height="0.8cm" svg:x="17.2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031cm" svg:height="0.962cm" svg:x="17.269cm" svg:y="6.7cm">
            <draw:text-box>
              <text:p>2.</text:p>
            </draw:text-box>
          </draw:frame>
          <draw:custom-shape draw:style-name="gr3" draw:text-style-name="P1" draw:layer="layout" svg:width="1.1cm" svg:height="0.8cm" svg:x="17.2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031cm" svg:height="0.962cm" svg:x="17.269cm" svg:y="10.338cm">
            <draw:text-box>
              <text:p>3.</text:p>
            </draw:text-box>
          </draw:frame>
          <draw:custom-shape draw:style-name="gr3" draw:text-style-name="P1" draw:layer="layout" svg:width="1.1cm" svg:height="0.8cm" svg:x="14.9cm" svg:y="1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031cm" svg:height="0.962cm" svg:x="14.969cm" svg:y="14.3cm">
            <draw:text-box>
              <text:p>4.</text:p>
            </draw:text-box>
          </draw:frame>
          <draw:custom-shape draw:style-name="gr3" draw:text-style-name="P1" draw:layer="layout" svg:width="1.1cm" svg:height="0.8cm" svg:x="13.6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031cm" svg:height="0.962cm" svg:x="13.769cm" svg:y="15.638cm">
            <draw:text-box>
              <text:p>5.</text:p>
            </draw:text-box>
          </draw:frame>
          <draw:custom-shape draw:style-name="gr3" draw:text-style-name="P1" draw:layer="layout" svg:width="1.3cm" svg:height="0.8cm" svg:x="16.8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1.031cm" svg:height="0.962cm" svg:x="17cm" svg:y="15.838cm">
            <draw:text-box>
              <text:p>6.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0T13:17:04</dc:date>
    <meta:editing-duration>PT23H49M16S</meta:editing-duration>
    <meta:editing-cycles>14</meta:editing-cycles>
    <meta:generator>LibreOffice/3.4$Unix LibreOffice_project/340m1$Build-402</meta:generator>
    <meta:document-statistic meta:object-count="15"/>
  </office:meta>
</office:document-meta>
</file>